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6000000060A17D954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6cm" svg:stroke-color="#b3b3b3" draw:marker-start-width="0.31cm" draw:marker-end-width="0.31cm" draw:fill="solid" draw:fill-color="#e6e6e6" draw:textarea-horizontal-align="justify" draw:textarea-vertical-align="middle" draw:auto-grow-height="false" fo:padding-top="0.155cm" fo:padding-bottom="0.155cm" fo:padding-left="0.28cm" fo:padding-right="0.28cm"/>
    </style:style>
    <style:style style:name="gr2" style:family="graphic" style:parent-style-name="standard">
      <style:graphic-properties svg:stroke-width="0.1cm" svg:stroke-color="#333333" draw:marker-start-width="0.35cm" draw:marker-end-width="0.35cm" draw:fill="gradient" draw:fill-gradient-name="Gradient_20_7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5" style:family="graphic" style:parent-style-name="standard">
      <style:graphic-properties svg:stroke-width="0.06cm" svg:stroke-color="#b3b3b3" draw:marker-start-width="0.31cm" draw:marker-end-width="0.31cm" svg:stroke-opacity="100%" draw:fill="solid" draw:fill-color="#e6e6e6" draw:opacity="10%" draw:textarea-horizontal-align="justify" draw:textarea-vertical-align="middle" draw:auto-grow-height="false" fo:padding-top="0.155cm" fo:padding-bottom="0.155cm" fo:padding-left="0.28cm" fo:padding-right="0.28cm" draw:shadow-opacity="10%"/>
    </style:style>
    <style:style style:name="gr6" style:family="graphic" style:parent-style-name="standard">
      <style:graphic-properties svg:stroke-width="0.1cm" svg:stroke-color="#333333" draw:marker-start-width="0.35cm" draw:marker-end-width="0.35cm" svg:stroke-opacity="10%" draw:fill="gradient" draw:fill-gradient-name="Gradient_20_7" draw:opacity="10%" draw:textarea-horizontal-align="justify" draw:textarea-vertical-align="middle" draw:auto-grow-height="false" fo:min-height="0cm" fo:min-width="0cm" fo:padding-top="0.175cm" fo:padding-bottom="0.175cm" fo:padding-left="0.3cm" fo:padding-right="0.3cm" draw:shadow-opacity="1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9.7cm" svg:height="6.65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.6cm" svg:x="2.7cm" svg:y="2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66cm" svg:height="1.701cm" draw:transform="rotate (-3.14159265358979) translate (7.408cm 2.401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-3.14159265358979) translate (5.008cm 2.401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3.39cm" svg:y="5.2cm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5.79cm" svg:y="5.2cm">
          <draw:image xlink:href="Pictures/100002010000006000000060A17D9540.png" xlink:type="simple" xlink:show="embed" xlink:actuate="onLoad">
            <text:p/>
          </draw:image>
        </draw:frame>
        <draw:custom-shape draw:style-name="gr1" draw:text-style-name="P1" draw:layer="layout" svg:width="9.7cm" svg:height="6.65cm" svg:x="10.8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.6cm" svg:x="13cm" svg:y="2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66cm" svg:height="1.701cm" draw:transform="rotate (-3.14159265358979) translate (16.509cm 2.4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-3.14159265358979) translate (18.408cm 2.401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-3.14159265358979) translate (14.608cm 2.401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14.889cm" svg:y="5.201cm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12.99cm" svg:y="5.2cm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16.79cm" svg:y="5.2cm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1.5707963267949) translate (18.529cm 4.63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-1.5707963267949) translate (12.819cm 3.007cm)">
          <draw:image xlink:href="Pictures/100002010000006000000060A17D9540.png" xlink:type="simple" xlink:show="embed" xlink:actuate="onLoad">
            <text:p/>
          </draw:image>
        </draw:frame>
        <draw:custom-shape draw:style-name="gr1" draw:text-style-name="P1" draw:layer="layout" svg:width="9.7cm" svg:height="6.65cm" svg:x="0.5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.6cm" svg:x="2.7cm" svg:y="10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666cm" svg:height="1.701cm" draw:transform="rotate (-3.14159265358979) translate (6.209cm 9.9cm)">
          <draw:image xlink:href="Pictures/100002010000006000000060A17D9540.png" xlink:type="simple" xlink:show="embed" xlink:actuate="onLoad">
            <text:p/>
          </draw:image>
        </draw:frame>
        <draw:frame draw:style-name="gr4" draw:text-style-name="P1" draw:layer="layout" svg:width="1.666cm" svg:height="1.701cm" draw:transform="rotate (-3.14159265358979) translate (8.108cm 9.901cm)">
          <draw:image xlink:href="Pictures/100002010000006000000060A17D9540.png" xlink:type="simple" xlink:show="embed" xlink:actuate="onLoad">
            <text:p/>
          </draw:image>
        </draw:frame>
        <draw:frame draw:style-name="gr4" draw:text-style-name="P1" draw:layer="layout" svg:width="1.666cm" svg:height="1.701cm" draw:transform="rotate (-3.14159265358979) translate (4.308cm 9.901cm)">
          <draw:image xlink:href="Pictures/100002010000006000000060A17D9540.png" xlink:type="simple" xlink:show="embed" xlink:actuate="onLoad">
            <text:p/>
          </draw:image>
        </draw:frame>
        <draw:frame draw:style-name="gr4" draw:text-style-name="P1" draw:layer="layout" svg:width="1.666cm" svg:height="1.701cm" svg:x="4.589cm" svg:y="12.701cm">
          <draw:image xlink:href="Pictures/100002010000006000000060A17D9540.png" xlink:type="simple" xlink:show="embed" xlink:actuate="onLoad">
            <text:p/>
          </draw:image>
        </draw:frame>
        <draw:frame draw:style-name="gr4" draw:text-style-name="P1" draw:layer="layout" svg:width="1.666cm" svg:height="1.701cm" svg:x="2.69cm" svg:y="12.7cm">
          <draw:image xlink:href="Pictures/100002010000006000000060A17D9540.png" xlink:type="simple" xlink:show="embed" xlink:actuate="onLoad">
            <text:p/>
          </draw:image>
        </draw:frame>
        <draw:frame draw:style-name="gr4" draw:text-style-name="P1" draw:layer="layout" svg:width="1.666cm" svg:height="1.701cm" svg:x="6.49cm" svg:y="12.7cm">
          <draw:image xlink:href="Pictures/100002010000006000000060A17D9540.png" xlink:type="simple" xlink:show="embed" xlink:actuate="onLoad">
            <text:p/>
          </draw:image>
        </draw:frame>
        <draw:frame draw:style-name="gr4" draw:text-style-name="P1" draw:layer="layout" svg:width="1.666cm" svg:height="1.701cm" draw:transform="rotate (1.39626340159546) translate (8.098cm 12.77cm)">
          <draw:image xlink:href="Pictures/100002010000006000000060A17D9540.png" xlink:type="simple" xlink:show="embed" xlink:actuate="onLoad">
            <text:p/>
          </draw:image>
        </draw:frame>
        <draw:custom-shape draw:style-name="gr5" draw:text-style-name="P1" draw:layer="layout" svg:width="9.7cm" svg:height="6.65cm" svg:x="0.5cm" svg:y="1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4cm" svg:height="2.6cm" svg:x="2.7cm" svg:y="17.5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66cm" svg:height="1.701cm" draw:transform="rotate (-3.14159265358979) translate (7.408cm 17.451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-3.14159265358979) translate (5.008cm 17.451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3.39cm" svg:y="20.25cm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5.79cm" svg:y="20.25cm">
          <draw:image xlink:href="Pictures/100002010000006000000060A17D9540.png" xlink:type="simple" xlink:show="embed" xlink:actuate="onLoad">
            <text:p/>
          </draw:image>
        </draw:frame>
        <draw:custom-shape draw:style-name="gr5" draw:text-style-name="P1" draw:layer="layout" svg:width="9.7cm" svg:height="6.65cm" svg:x="10.8cm" svg:y="1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4cm" svg:height="2.6cm" svg:x="13cm" svg:y="17.5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66cm" svg:height="1.701cm" draw:transform="rotate (-3.14159265358979) translate (16.509cm 17.45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-3.14159265358979) translate (18.408cm 17.451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-3.14159265358979) translate (14.608cm 17.451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14.889cm" svg:y="20.251cm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12.99cm" svg:y="20.25cm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svg:x="16.79cm" svg:y="20.25cm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1.5707963267949) translate (18.529cm 19.68cm)">
          <draw:image xlink:href="Pictures/100002010000006000000060A17D9540.png" xlink:type="simple" xlink:show="embed" xlink:actuate="onLoad">
            <text:p/>
          </draw:image>
        </draw:frame>
        <draw:frame draw:style-name="gr3" draw:text-style-name="P1" draw:layer="layout" svg:width="1.666cm" svg:height="1.701cm" draw:transform="rotate (-1.5707963267949) translate (12.819cm 18.057cm)">
          <draw:image xlink:href="Pictures/100002010000006000000060A17D9540.png" xlink:type="simple" xlink:show="embed" xlink:actuate="onLoad">
            <text:p/>
          </draw:image>
        </draw:frame>
        <draw:frame draw:style-name="gr4" draw:text-style-name="P1" draw:layer="layout" svg:width="1.666cm" svg:height="1.701cm" draw:transform="rotate (1.74532925199433) translate (8.387cm 11.365cm)">
          <draw:image xlink:href="Pictures/100002010000006000000060A17D9540.png" xlink:type="simple" xlink:show="embed" xlink:actuate="onLoad">
            <text:p/>
          </draw:image>
        </draw:frame>
        <draw:frame draw:style-name="gr4" draw:text-style-name="P1" draw:layer="layout" svg:width="1.666cm" svg:height="1.701cm" draw:transform="rotate (-1.39626340159546) translate (2.375cm 11.135cm)">
          <draw:image xlink:href="Pictures/100002010000006000000060A17D9540.png" xlink:type="simple" xlink:show="embed" xlink:actuate="onLoad">
            <text:p/>
          </draw:image>
        </draw:frame>
        <draw:frame draw:style-name="gr4" draw:text-style-name="P1" draw:layer="layout" svg:width="1.666cm" svg:height="1.701cm" draw:transform="rotate (-1.74532925199433) translate (2.662cm 9.731cm)">
          <draw:image xlink:href="Pictures/100002010000006000000060A17D95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ellipsoid" draw:cx="50%" draw:cy="50%" draw:start-color="#804c19" draw:end-color="#996633" draw:start-intensity="100%" draw:end-intensity="100%" draw:angle="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Srom</meta:initial-creator>
    <meta:creation-date>2013-12-03T09:11:15</meta:creation-date>
    <dc:date>2013-12-03T12:46:49</dc:date>
    <dc:creator>Martin Srom</dc:creator>
    <meta:editing-duration>PT3H20M1S</meta:editing-duration>
    <meta:editing-cycles>3</meta:editing-cycles>
    <meta:generator>LibreOffice/3.5$Linux_X86_64 LibreOffice_project/350m1$Build-2</meta:generator>
    <meta:document-statistic meta:object-count="44"/>
  </office:meta>
</office:document-meta>
</file>